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3c72" officeooo:paragraph-rsid="000b3c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openCV</text:p>
      <text:p text:style-name="P1">Add libraries</text:p>
      <text:p text:style-name="P1">install dev- packges</text:p>
      <text:p text:style-name="P1">g++ -std=c++11 Contours.cpp <text:s/>`pkg-config opencv --cflags –libs`</text:p>
      <text:p text:style-name="P1">https://stackoverflow.com/questions/12335848/opencv-program-compile-error-libopencv-core-so-2-4-cannot-open-shared-object-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2:30:28.105741483</meta:creation-date>
    <dc:date>2019-12-03T13:07:33.794635643</dc:date>
    <meta:editing-duration>PT37M6S</meta:editing-duration>
    <meta:editing-cycles>1</meta:editing-cycles>
    <meta:document-statistic meta:table-count="0" meta:image-count="0" meta:object-count="0" meta:page-count="1" meta:paragraph-count="5" meta:word-count="16" meta:character-count="233" meta:non-whitespace-character-count="222"/>
    <meta:generator>LibreOffice/5.1.6.2$Linux_X86_64 LibreOffice_project/10m0$Build-2</meta:generator>
  </office:meta>
</office:document-meta>
</file>